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30">
            <text:p>1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Ruinart Brut 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3390">
            <text:p>3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Bollinger Brut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790">
            <text:p>5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t rose`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Flaschenpost 0,5 lt</text:p>
          </table:table-cell>
          <table:table-cell office:value-type="string">
            <text:p>Sölva &amp; Kofl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abernet Riserva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5650">
            <text:p>5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grein Ris. Gloria</text:p>
          </table:table-cell>
          <table:table-cell office:value-type="string">
            <text:p>Nu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erlot MMIII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uvee` Tirolensis rot</text:p>
          </table:table-cell>
          <table:table-cell office:value-type="string">
            <text:p>Tirolensis Ars 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Amarone Classico vecchie annat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hianti </text:p>
          </table:table-cell>
          <table:table-cell office:value-type="string">
            <text:p>Castell`in Villa</text:p>
          </table:table-cell>
          <table:table-cell office:value-type="string">
            <text:p>Verticale annate 85/95/05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hianti Marchese Antinori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2720">
            <text:p>2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mbrusco dolce I Quercioli</text:p>
          </table:table-cell>
          <table:table-cell office:value-type="string">
            <text:p>Medici Erme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Flaschenpost Rose`</text:p>
          </table:table-cell>
          <table:table-cell office:value-type="string">
            <text:p>Andy Sölva &amp; N. Kofl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ianti Marchese Antinori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